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, Arial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9.4492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0535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22222" style:font-name="Noto Sans" fo:font-size="22pt" style:font-name-asian="Lohit Devanagari" style:font-size-asian="22pt" style:language-asian="hi" style:country-asian="IN" style:font-name-complex="Noto Sans" style:font-size-complex="22pt" style:language-complex="none" style:country-complex="none"/>
    </style:style>
    <style:style style:name="T1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letter-kerning="true" fo:letter-spacing="normal" style:text-line-through-mode="continuous" fo:language="en" fo:country="US" style:language-asian="hi" style:country-asian="IN" style:language-complex="none" style:country-complex="none" style:font-name-asian="Lohit Devanagari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font-size-asian="22pt" style:font-size-complex="22pt" fo:color="#222222" style:text-underline-style="none" style:text-underline-color="font-color" style:text-line-through-type="none" style:letter-kerning="true" fo:letter-spacing="normal" fo:language="en" fo:country="US" style:language-asian="hi" style:country-asian="IN" style:font-name-asian="Lohit Devanagari" style:font-weight-complex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編號</text:p>
          </table:table-cell>
          <table:table-cell office:value-type="string" calcext:value-type="string">
            <text:p>題目</text:p>
          </table:table-cell>
          <table:table-cell office:value-type="string" calcext:value-type="string">
            <text:p>內容</text:p>
          </table:table-cell>
          <table:table-cell office:value-type="string" calcext:value-type="string">
            <text:p>進度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8-01" calcext:value-type="date">
            <text:p>08/01/2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加速規</text:span></text:p>
          </table:table-cell>
          <table:table-cell office:value-type="string" calcext:value-type="string">
            <text:p><text:span text:style-name="T2">accel, gyro, </text:span><text:span text:style-name="T3">magnetometer 的作用和差別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讀新的論文</text:p>
          </table:table-cell>
          <table:table-cell office:value-type="string" calcext:value-type="string">
            <text:p>空速，路徑效率，加速，振幅等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2" calcext:value-type="date">
            <text:p>08/0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進行數據的filter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路徑效率分析，是否值的訓練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讀新的論文</text:p>
          </table:table-cell>
          <table:table-cell office:value-type="string" calcext:value-type="string">
            <text:p>開會討論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4" calcext:value-type="date">
            <text:p>08/0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月開發文檔</text:p>
          </table:table-cell>
          <table:table-cell office:value-type="string" calcext:value-type="string">
            <text:p>讀7月開發文檔，寫一篇總結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整理兩篇新的文論，進行總結，整合到sbir材料中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第一篇論文中的數據，是否支持第二篇的觀點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不支持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22-08-05" calcext:value-type="date">
            <text:p>08/0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sbir開會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kyracing_web</text:p>
          </table:table-cell>
          <table:table-cell office:value-type="string" calcext:value-type="string">
            <text:p>Oliver說明api，以及開發細節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6" calcext:value-type="date">
            <text:p>08/0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kyracing_web</text:p>
          </table:table-cell>
          <table:table-cell office:value-type="string" calcext:value-type="string">
            <text:p>復盤oliver說明的部分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8" calcext:value-type="date">
            <text:p>08/08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9" calcext:value-type="date">
            <text:p>08/0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準備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0" calcext:value-type="date">
            <text:p>08/1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準備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初版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22-08-11" calcext:value-type="date">
            <text:p>08/1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修改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2" calcext:value-type="date">
            <text:p>08/1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再修改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再版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訓練系統流程圖，系統設計圖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5" calcext:value-type="date">
            <text:p>08/1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Garmin訓練系統設計圖抽象，訓練系統UI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初版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22-08-16" calcext:value-type="date">
            <text:p>08/1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訓練系統導入模塊設計，研究skyleader的功能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導入模塊設計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8-17" calcext:value-type="date">
            <text:p>08/17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細化訓練計劃制定的部分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周5材料分享：30分鐘講完，並突出重點，現有的材料有些長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這個是第二階段要作的事情，這個時期先使用路徑效率進行路徑分析</text:p>
          </table:table-cell>
          <table:table-cell office:value-type="string" calcext:value-type="string">
            <text:p>暫停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route分析工具規劃，加入使用“路徑效率”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9" calcext:value-type="date">
            <text:p>08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流程圖，系統設計，UI設計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d軌跡</text:p>
          </table:table-cell>
          <table:table-cell office:value-type="string" calcext:value-type="string">
            <text:p>使用原版的軌跡，看看是否會卡頓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8-23" calcext:value-type="date">
            <text:p>08/23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改爲網頁：特徵點圖，特徵點關聯圖，裁減工具等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, Arial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16:05:19.301238775</meta:creation-date>
    <dc:date>2022-08-23T15:55:15.456843924</dc:date>
    <meta:editing-duration>P2DT17H26M11S</meta:editing-duration>
    <meta:editing-cycles>14</meta:editing-cycles>
    <meta:generator>LibreOffice/7.3.5.2$Linux_X86_64 LibreOffice_project/30$Build-2</meta:generator>
    <meta:document-statistic meta:table-count="1" meta:cell-count="135" meta:object-count="0"/>
  </office:meta>
</office:document-meta>
</file>